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cm" fo:margin-right="-1.03cm" fo:text-indent="0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-1.03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 style:master-page-name="">
      <style:paragraph-properties fo:margin-left="0cm" fo:margin-right="-0.407cm" fo:text-indent="0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-0.407cm" fo:text-indent="0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ab/><text:span text:style-name="T5">Identificando os estados do protocolo AODV a partir do arquivo trace gerado pelo Network Simulator 2.</text:span></text:p>
      <text:p text:style-name="P10"><text:tab/>(Identifying the AODV protocol states from the trace file generated by Network Simulator 2.)</text:p>
      <text:p text:style-name="Standard"/>
      <text:p text:style-name="Standard"><text:span text:style-name="T3">OBS:</text:span><text:span text:style-name="T2">(Na página 155 da documentação do NS2 tem a descrição do protocolo AODV</text:span></text:p>
      <text:p text:style-name="P1">Caminho no GitHub: well /Documentação NS2 /Network Simulator 2 – Documentação.pdf)</text:p>
      <text:p text:style-name="Standard"/>
      <text:p text:style-name="P2">TABELA (table)</text:p>
      <text:p text:style-name="P1">(inserir tabela)</text:p>
      <text:p text:style-name="P1"/>
      <text:p text:style-name="P1"/>
      <text:p text:style-name="P1"/>
      <text:p text:style-name="P1"/>
      <text:p text:style-name="P1"/>
      <text:p text:style-name="P2">EVENTOS (Events)</text:p>
      <text:p text:style-name="P2">OBS:<text:span text:style-name="T4">(Na página 238 da documentação do NS2 tem a especificação do Arquivo Trace, seu formato).</text:span></text:p>
      <text:p text:style-name="P8"/>
      <text:p text:style-name="Standard">Alguns eventos do arquivo Trace gerado pelo protocolo aodv <text:s/>para identificação dos etados:</text:p>
      <text:p text:style-name="Standard"/>
      <text:p text:style-name="P3">s 0.020000000 _0_ RTR <text:s/>--- 0 <text:span text:style-name="T1">AODV</text:span> 48 [0 0 0 0] ------- [0:255 -1:255 30 0] [0x2 1 1 [15 0] [0 4]] <text:span text:style-name="T1">(REQUEST)</text:span></text:p>
      <text:p text:style-name="P3"/>
      <text:p text:style-name="P3">s 0.020000000 _1_ RTR <text:s/>--- 0 <text:span text:style-name="T1">AODV</text:span> 48 [0 0 0 0] ------- [1:255 -1:255 30 0] [0x2 1 1 [25 0] [1 4]] (<text:span text:style-name="T1">REQUEST</text:span>)</text:p>
      <text:p text:style-name="P3"/>
      <text:p text:style-name="P3">s 0.020000000 _16_ RTR <text:s/>--- 0 <text:span text:style-name="T1">AODV</text:span> 48 [0 0 0 0] ------- [16:255 -1:255 30 0] [0x2 1 1 [41 0] [16 4]] (<text:span text:style-name="T1">REQUEST</text:span>)</text:p>
      <text:p text:style-name="P3"/>
      <text:p text:style-name="P3">s 0.020000000 _31_ RTR <text:s/>--- 0 <text:span text:style-name="T1">AODV</text:span> 48 [0 0 0 0] ------- [31:255 -1:255 30 0] [0x2 1 1 [42 0] [31 4]] (<text:span text:style-name="T1">REQUEST</text:span>)</text:p>
      <text:p text:style-name="P3"/>
      <text:p text:style-name="P3">s 0.020000000 _46_ RTR <text:s/>--- 0 <text:span text:style-name="T1">AODV</text:span> 48 [0 0 0 0] ------- [46:255 -1:255 30 0] [0x2 1 1 [7 0] [46 4]] (<text:span text:style-name="T1">REQUEST</text:span>)</text:p>
      <text:p text:style-name="P3"/>
      <text:p text:style-name="P3">s 0.020075000 _1_ MAC <text:s/>--- 0 <text:span text:style-name="T1">AODV</text:span> 106 [0 ffffffff 1 800] ------- [1:255 -1:255 30 0] [0x2 1 1 [25 0] [1 4]] (<text:span text:style-name="T1">REQUEST</text:span>)</text:p>
      <text:p text:style-name="P6"/>
      <text:p text:style-name="P7">r 0.020923467 _16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647 _0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687 _2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731 _17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23732 _15_ MAC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467 _16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647 _0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687 _2_ RTR <text:s/>--- 0 <text:span text:style-name="T1">AODV</text:span> 48 [0 ffffffff 1 800] ------- [1:255 -1:255 30 0] [0x2 1 1 [25 0] [1 4]] (<text:span text:style-name="T1">REQUEST</text:span>)</text:p>
      <text:p text:style-name="P3"/>
      <text:p text:style-name="P3">r 0.020948731 _17_ RTR <text:s/>--- 0 <text:span text:style-name="T1">AODV</text:span> 48 [0 ffffffff 1 800] ------- [1:255 -1:255 30 0] [0x2 1 1 [25 0] [1 4]] (REQUEST)</text:p>
      <text:p text:style-name="P4"/>
      <text:p text:style-name="P5"><text:soft-page-break/>r 0.020948732 _15_ RTR <text:s/>--- 0 <text:span text:style-name="T1">AODV</text:span> 48 [0 ffffffff 1 800] ------- [1:255 -1:255 30 0] [0x2 1 1 [25 0] [1 4]] (<text:span text:style-name="T1">REQUEST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elliton Fernandes</meta:initial-creator>
    <meta:creation-date>2015-05-30T18:58:03</meta:creation-date>
    <dc:date>2017-04-28T17:38:38</dc:date>
    <dc:creator>Welliton Fernandes</dc:creator>
    <meta:editing-duration>PT35M46S</meta:editing-duration>
    <meta:editing-cycles>24</meta:editing-cycles>
    <meta:generator>OpenOffice/4.1.2$Unix OpenOffice.org_project/412m3$Build-9782</meta:generator>
    <meta:document-statistic meta:table-count="0" meta:image-count="0" meta:object-count="0" meta:page-count="2" meta:paragraph-count="25" meta:word-count="488" meta:character-count="2409"/>
  </office:meta>
</office:document-meta>
</file>